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avid" fo:font-size="15pt" style:font-size-asian="15pt" style:font-name-complex="David1" style:font-size-complex="15pt"/>
    </style:style>
    <style:style style:name="P2" style:family="paragraph" style:parent-style-name="Standard">
      <style:text-properties style:font-name="David" style:font-name-complex="David1"/>
    </style:style>
    <style:style style:name="P3" style:family="paragraph" style:parent-style-name="Standard">
      <style:paragraph-properties fo:text-align="center" style:justify-single-word="false"/>
      <style:text-properties style:font-name="David" style:font-name-complex="David1"/>
    </style:style>
    <style:style style:name="P4" style:family="paragraph" style:parent-style-name="Standard">
      <style:paragraph-properties fo:text-align="center" style:justify-single-word="false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5" style:family="paragraph" style:parent-style-name="Standard">
      <style:paragraph-properties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6" style:family="paragraph" style:parent-style-name="Standard">
      <style:paragraph-properties fo:text-align="center" style:justify-single-word="false"/>
      <style:text-properties style:font-name="David" fo:font-size="14pt" style:font-size-asian="14pt" style:font-name-complex="David1" style:font-size-complex="1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3.5972in"/>
        </style:tab-stops>
      </style:paragraph-properties>
      <style:text-properties style:font-name="David" fo:font-size="12pt" officeooo:paragraph-rsid="001cc487" style:font-size-asian="12pt" style:font-name-complex="David1" style:font-size-complex="12pt"/>
    </style:style>
    <style:style style:name="P8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</style:style>
    <style:style style:name="P9" style:family="paragraph" style:parent-style-name="Standard">
      <style:paragraph-properties fo:text-align="end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10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11" style:family="paragraph" style:parent-style-name="Standard">
      <style:paragraph-properties fo:margin-top="0in" fo:margin-bottom="0.111in" loext:contextual-spacing="false" fo:text-align="end" style:justify-single-word="false" style:writing-mode="rl-tb">
        <style:tab-stops>
          <style:tab-stop style:position="3.5972in"/>
        </style:tab-stops>
      </style:paragraph-properties>
      <style:text-properties fo:color="#000000"/>
    </style:style>
    <style:style style:name="P12" style:family="paragraph" style:parent-style-name="Standard">
      <style:paragraph-properties fo:margin-left="-0.0783in" fo:margin-right="0in" fo:text-align="end" style:justify-single-word="false" fo:text-indent="0in" style:auto-text-indent="false" style:writing-mode="rl-tb">
        <style:tab-stops>
          <style:tab-stop style:position="3.5972in"/>
        </style:tab-stops>
      </style:paragraph-properties>
      <style:text-properties officeooo:paragraph-rsid="001ebaf8"/>
    </style:style>
    <style:style style:name="P13" style:family="paragraph" style:parent-style-name="Standard" style:master-page-name="Standard">
      <style:paragraph-properties style:page-number="auto"/>
      <style:text-properties style:font-name="David" fo:font-size="14pt" style:font-size-asian="14pt" style:font-name-complex="David1" style:font-size-complex="14pt"/>
    </style:style>
    <style:style style:name="P14" style:family="paragraph">
      <style:paragraph-properties fo:text-align="center"/>
    </style:style>
    <style:style style:name="T1" style:family="text">
      <style:text-properties style:font-name="David" fo:font-size="12pt" style:font-size-asian="12pt" style:font-name-complex="David1" style:font-size-complex="12pt"/>
    </style:style>
    <style:style style:name="T2" style:family="text">
      <style:text-properties style:font-name="David" style:font-name-complex="David1"/>
    </style:style>
    <style:style style:name="T3" style:family="text">
      <style:text-properties style:font-name="David" officeooo:rsid="001cad0a" style:font-name-complex="David1"/>
    </style:style>
    <style:style style:name="T4" style:family="text">
      <style:text-properties fo:color="#000000" style:font-name="David" style:font-name-complex="David1"/>
    </style:style>
    <style:style style:name="T5" style:family="text">
      <style:text-properties fo:color="#000000" style:font-name="David" fo:font-size="12pt" style:font-size-asian="12pt" style:font-name-complex="David1" style:font-size-complex="12pt"/>
    </style:style>
    <style:style style:name="T6" style:family="text">
      <style:text-properties officeooo:rsid="0018aa99"/>
    </style:style>
    <style:style style:name="T7" style:family="text">
      <style:text-properties officeooo:rsid="001f9d3e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1">אוניברסיטת בן גוריון בנגב</text:p>
      <text:p text:style-name="P6">הפקולטה למדעי ההנדסה</text:p>
      <text:p text:style-name="P6">המחלקה להנדסת חשמל ומחשבים</text:p>
      <text:p text:style-name="P3"/>
      <text:p text:style-name="P3"/>
      <text:p text:style-name="P2"/>
      <text:p text:style-name="P7">האצת דימות תהודה מגנטית באמצעות רשת<text:span text:style-name="T7">ות</text:span> נוירונים <text:span text:style-name="T6">יוצרות-</text:span>אדברסרי<text:span text:style-name="T7">ו</text:span>ת</text:p>
      <text:p text:style-name="P5"/>
      <text:p text:style-name="P5"/>
      <text:p text:style-name="P4"/>
      <text:p text:style-name="P8"><text:span text:style-name="T1">חיבור זה מהווה חלק מהדרישות לקבלת התואר "מוסמך למדעי ההנדסה</text:span><text:bookmark text:name="_GoBack"/><text:span text:style-name="T1">" (M.Sc.)</text:span></text:p>
      <text:p text:style-name="P9"/>
      <text:p text:style-name="P10">מאת: אוהד שטרית</text:p>
      <text:p text:style-name="P10">בהנחיית: ד"ר תמי ריקלין-רביב</text:p>
      <text:p text:style-name="P10"/>
      <text:p text:style-name="P9"/>
      <text:p text:style-name="P12"><draw:path text:anchor-type="paragraph" draw:z-index="0" draw:style-name="gr1" draw:text-style-name="P14" svg:width="0.4331in" svg:height="0.3374in" draw:transform="skewX (-0.262148453649548) rotate (-2.2174408146588) translate (1.85649335810404in 0.101561244220011in)" svg:viewBox="0 0 1101 858" svg:d="M165 47c241-68 533 107 574 382 56 378-477 554-567 330-117-292 356-292 557-350 486-142-183-402-271-408-98-8-767 55-286 261 259 111 543 148 823 145l106 17"><text:p/></draw:path><text:span text:style-name="T4"><text:line-break/></text:span><text:span text:style-name="T5">חתימת הסטודנט: _________________ <text:tab/> תאריך __________</text:span><text:span text:style-name="T4"><text:line-break/></text:span><text:span text:style-name="T5">חתימת המנחה: __________________ <text:tab/> תאריך___________</text:span><text:span text:style-name="T4"><text:line-break/></text:span><text:span text:style-name="T5">חתימת יו"ר הועדה המחלקתית: __________________ <text:tab/> תאריך__________</text:span></text:p>
      <text:p text:style-name="P10"/>
      <text:p text:style-name="P10"/>
      <text:p text:style-name="P10"/>
      <text:p text:style-name="P11"><text:span text:style-name="T3">תשע”ח</text:span><text:span text:style-name="T2"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David" fo:font-family="David" style:font-family-generic="roman" style:font-pitch="variable" fo:font-size="14pt" fo:font-style="normal" fo:font-weight="normal" style:font-size-asian="14pt" style:font-style-asian="normal" style:font-weight-asian="normal" style:font-name-complex="David1" style:font-family-complex="David" style:font-family-generic-complex="system" style:font-pitch-complex="variable" style:font-size-complex="14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3:29:00</meta:creation-date>
    <meta:initial-creator>Hershkovich, Tzachi</meta:initial-creator>
    <dc:language>en-US</dc:language>
    <meta:print-date>2017-03-14T09:30:00</meta:print-date>
    <dc:date>2018-02-19T14:39:54.208880471</dc:date>
    <meta:editing-cycles>13</meta:editing-cycles>
    <meta:editing-duration>PT16M29S</meta:editing-duration>
    <meta:generator>LibreOffice/5.0.4.2$Linux_X86_64 LibreOffice_project/2b9802c1994aa0b7dc6079e128979269cf95bc78</meta:generator>
    <meta:document-statistic meta:table-count="0" meta:image-count="0" meta:object-count="0" meta:page-count="1" meta:paragraph-count="9" meta:word-count="53" meta:character-count="421" meta:non-whitespace-character-count="366"/>
    <meta:user-defined meta:name="AppVersion">15.0000</meta:user-defined>
    <meta:user-defined meta:name="Company">Intel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